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5.359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needed per board</text:p>
          </table:table-cell>
          <table:table-cell office:value-type="string" calcext:value-type="string">
            <text:p>board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t jack </text:p>
          </table:table-cell>
          <table:table-cell office:value-type="string" calcext:value-type="string">
            <text:p>SJ-3524-SMT-T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C3]*[.D3])-[.E3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rotection diode 3.3v</text:p>
          </table:table-cell>
          <table:table-cell office:value-type="string" calcext:value-type="string">
            <text:p>ESD5Z3.3T1G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4]*[.D4])-[.E4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ale expansion header smt</text:p>
          </table:table-cell>
          <table:table-cell office:value-type="string" calcext:value-type="string">
            <text:p>TSM-113-01-T-D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5]*[.D5])-[.E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2" office:value-type="float" office:value="74279220321" calcext:value-type="float">
            <text:p>742792203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6]*[.D6])-[.E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SE crystal</text:p>
          </table:table-cell>
          <table:table-cell office:value-type="string" calcext:value-type="string">
            <text:p>MCSJK-7I-8.00-10-30-60-B-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7]*[.D7])-[.E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-pin rPi header</text:p>
          </table:table-cell>
          <table:table-cell table:style-name="ce2" office:value-type="string" calcext:value-type="string">
            <text:p>M20-78720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C8]*[.D8])-[.E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p LED 0805</text:p>
          </table:table-cell>
          <table:table-cell table:style-name="ce2" office:value-type="string" calcext:value-type="string">
            <text:p>LTST-C171AK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9]*[.D9])-[.E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.3V reg</text:p>
          </table:table-cell>
          <table:table-cell table:style-name="ce5" office:value-type="string" calcext:value-type="string">
            <text:p>MCP1825S-3302E/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0]*[.D10])-[.E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.3v ref</text:p>
          </table:table-cell>
          <table:table-cell office:value-type="string" calcext:value-type="string">
            <text:p>LT1461AIS8-3.3#PB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1]*[.D11])-[.E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2" office:value-type="string" calcext:value-type="string">
            <text:p>FDV303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2]*[.D12])-[.E12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urden 22R 1210</text:p>
          </table:table-cell>
          <table:table-cell table:style-name="ce2" office:value-type="string" calcext:value-type="string">
            <text:p>RK73H2BTTD22R0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3]*[.D13])-[.E13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urden 100R 1210</text:p>
          </table:table-cell>
          <table:table-cell table:style-name="ce2" office:value-type="string" calcext:value-type="string">
            <text:p>ERJP14F1000U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4]*[.D14])-[.E1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j45 adaptor</text:p>
          </table:table-cell>
          <table:table-cell office:value-type="string" calcext:value-type="string">
            <text:p>95501-68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C15]*[.D15])-[.E1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mron switch</text:p>
          </table:table-cell>
          <table:table-cell office:value-type="string" calcext:value-type="string">
            <text:p>B3F-31X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C16]*[.D16])-[.E1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de tactile</text:p>
          </table:table-cell>
          <table:table-cell office:value-type="string" calcext:value-type="string">
            <text:p>KSS221GLF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7]*[.D17])-[.E1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TM32F303VET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8]*[.D18])-[.E1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uggable term block</text:p>
          </table:table-cell>
          <table:table-cell table:style-name="ce2" office:value-type="string" calcext:value-type="string">
            <text:p><text:a xlink:href="https://uk.rs-online.com/web/p/pcb-terminal-blocks/1444344/" xlink:type="simple">144-4344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9]*[.D19])-[.E1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uggable screw terms</text:p>
          </table:table-cell>
          <table:table-cell table:style-name="ce2" office:value-type="string" calcext:value-type="string">
            <text:p><text:a xlink:href="https://uk.rs-online.com/web/p/pcb-terminal-blocks/8971017/" xlink:type="simple">897-1017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C20]*[.D20])-[.E20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sb-c </text:p>
          </table:table-cell>
          <table:table-cell office:value-type="string" calcext:value-type="string">
            <text:p>CSP-USC16-T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21]*[.D21])-[.E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T barrel jack 2.1mm</text:p>
          </table:table-cell>
          <table:table-cell office:value-type="string" calcext:value-type="string">
            <text:p>ADC-028-2-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C22]*[.D22])-[.E22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3:23:13.411610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2T17:55:45.243585305</meta:creation-date>
    <dc:date>2020-05-13T16:37:07.966673022</dc:date>
    <meta:editing-duration>PT1H33M47S</meta:editing-duration>
    <meta:editing-cycles>2</meta:editing-cycles>
    <meta:generator>LibreOffice/6.3.4.2$MacOSX_X86_64 LibreOffice_project/60da17e045e08f1793c57c00ba83cdfce946d0aa</meta:generator>
    <meta:document-statistic meta:table-count="1" meta:cell-count="126" meta:object-count="0"/>
  </office:meta>
</office:document-meta>
</file>